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2.9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5.05mm"/>
    </style:style>
    <style:style style:name="co4" style:family="table-column">
      <style:table-column-properties fo:break-before="auto" style:column-width="27.0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ccff99"/>
    </style:style>
    <style:style style:name="ce2" style:family="table-cell" style:parent-style-name="Default">
      <style:table-cell-properties fo:background-color="#ffff99"/>
    </style:style>
    <style:style style:name="ce3" style:family="table-cell" style:parent-style-name="Default" style:data-style-name="N11"/>
    <style:style style:name="ce4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1017" table:default-cell-style-name="Default"/>
        <table:table-row table:style-name="ro1">
          <table:table-cell table:style-name="ce1" office:value-type="string" calcext:value-type="string">
            <text:p>Messung von Rx=Wert 11</text:p>
          </table:table-cell>
          <table:table-cell table:style-name="ce1"/>
          <table:table-cell table:style-name="ce1" office:value-type="string" calcext:value-type="string">
            <text:p>unsystematische Abweichungen des Verhältnisses R3/R4 von bis zu +/- 0.5%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R2</text:p>
          </table:table-cell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office:value-type="float" office:value="644" calcext:value-type="float">
            <text:p>64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3</text:p>
          </table:table-cell>
          <table:table-cell office:value-type="float" office:value="331" calcext:value-type="float">
            <text:p>331</text:p>
          </table:table-cell>
          <table:table-cell office:value-type="float" office:value="625" calcext:value-type="float">
            <text:p>625</text:p>
          </table:table-cell>
          <table:table-cell office:value-type="float" office:value="427" calcext:value-type="float">
            <text:p>42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4</text:p>
          </table:table-cell>
          <table:table-cell office:value-type="float" office:value="669" calcext:value-type="float">
            <text:p>669</text:p>
          </table:table-cell>
          <table:table-cell office:value-type="float" office:value="375" calcext:value-type="float">
            <text:p>375</text:p>
          </table:table-cell>
          <table:table-cell office:value-type="float" office:value="573" calcext:value-type="float">
            <text:p>573</text:p>
          </table:table-cell>
          <table:table-cell table:number-columns-repeated="1020"/>
        </table:table-row>
        <table:table-row table:style-name="ro1">
          <table:table-cell table:number-columns-repeated="5"/>
          <table:table-cell office:value-type="string" calcext:value-type="string">
            <text:p>Mittelwert Rx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relativer Fehl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x=R2*(R3/R4)</text:p>
          </table:table-cell>
          <table:table-cell table:formula="of:=[.B2]*([.B3]/[.B4])" office:value-type="float" office:value="494.768310911809" calcext:value-type="float">
            <text:p>494.7683109118</text:p>
          </table:table-cell>
          <table:table-cell table:formula="of:=[.C2]*([.C3]/[.C4])" office:value-type="float" office:value="500" calcext:value-type="float">
            <text:p>500</text:p>
          </table:table-cell>
          <table:table-cell table:formula="of:=[.D2]*([.D3]/[.D4])" office:value-type="float" office:value="479.9092495637" calcext:value-type="float">
            <text:p>479.9092495637</text:p>
          </table:table-cell>
          <table:table-cell/>
          <table:table-cell table:formula="of:=AVERAGE([.B6:.D6])" office:value-type="float" office:value="491.559186825169" calcext:value-type="float">
            <text:p>491.5591868252</text:p>
          </table:table-cell>
          <table:table-cell table:formula="of:=(1/(SQRT(3))*STDEV([.B6:.D6]))" office:value-type="float" office:value="6.01756931343573" calcext:value-type="float">
            <text:p>6.0175693134</text:p>
          </table:table-cell>
          <table:table-cell table:formula="of:=([.G6]/[.F6])*100" office:value-type="float" office:value="1.22418001223848" calcext:value-type="float">
            <text:p>1.224180012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.5% Fehler</text:p>
          </table:table-cell>
          <table:table-cell table:formula="of:=([.B6]/100)*0.5" office:value-type="float" office:value="2.47384155455904" calcext:value-type="float">
            <text:p>2.4738415546</text:p>
          </table:table-cell>
          <table:table-cell table:formula="of:=([.C6]/100)*0.5" office:value-type="float" office:value="2.5" calcext:value-type="float">
            <text:p>2.5</text:p>
          </table:table-cell>
          <table:table-cell table:formula="of:=([.D6]/100)*0.5" office:value-type="float" office:value="2.3995462478185" calcext:value-type="float">
            <text:p>2.3995462478</text:p>
          </table:table-cell>
          <table:table-cell/>
          <table:table-cell table:style-name="ce2" office:value-type="string" calcext:value-type="string">
            <text:p>491.6+/-1.4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Messung von Rx=Wert 14</text:p>
          </table:table-cell>
          <table:table-cell table:style-name="ce1"/>
          <table:table-cell table:style-name="ce1" office:value-type="string" calcext:value-type="string">
            <text:p>unsystematische Abweichungen des Verhältnisses R3/R4 von bis zu +/- 0.5%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R2</text:p>
          </table:table-cell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office:value-type="float" office:value="644" calcext:value-type="float">
            <text:p>64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3</text:p>
          </table:table-cell>
          <table:table-cell office:value-type="float" office:value="475" calcext:value-type="float">
            <text:p>475</text:p>
          </table:table-cell>
          <table:table-cell office:value-type="float" office:value="755" calcext:value-type="float">
            <text:p>755</text:p>
          </table:table-cell>
          <table:table-cell office:value-type="float" office:value="577" calcext:value-type="float">
            <text:p>57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4</text:p>
          </table:table-cell>
          <table:table-cell office:value-type="float" office:value="525" calcext:value-type="float">
            <text:p>525</text:p>
          </table:table-cell>
          <table:table-cell office:value-type="float" office:value="245" calcext:value-type="float">
            <text:p>245</text:p>
          </table:table-cell>
          <table:table-cell office:value-type="float" office:value="423" calcext:value-type="float">
            <text:p>423</text:p>
          </table:table-cell>
          <table:table-cell table:number-columns-repeated="1020"/>
        </table:table-row>
        <table:table-row table:style-name="ro1">
          <table:table-cell table:number-columns-repeated="5"/>
          <table:table-cell office:value-type="string" calcext:value-type="string">
            <text:p>Mittelwert Rx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relativer Fehl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x=R2*(R3/R4)</text:p>
          </table:table-cell>
          <table:table-cell table:formula="of:=[.B11]*([.B12]/[.B13])" office:value-type="float" office:value="904.761904761905" calcext:value-type="float">
            <text:p>904.7619047619</text:p>
          </table:table-cell>
          <table:table-cell table:formula="of:=[.C11]*([.C12]/[.C13])" office:value-type="float" office:value="924.489795918367" calcext:value-type="float">
            <text:p>924.4897959184</text:p>
          </table:table-cell>
          <table:table-cell table:formula="of:=[.D11]*([.D12]/[.D13])" office:value-type="float" office:value="878.458628841608" calcext:value-type="float">
            <text:p>878.4586288416</text:p>
          </table:table-cell>
          <table:table-cell/>
          <table:table-cell table:formula="of:=AVERAGE([.B15:.D15])" office:value-type="float" office:value="902.570109840627" calcext:value-type="float">
            <text:p>902.5701098406</text:p>
          </table:table-cell>
          <table:table-cell table:formula="of:=(1/(SQRT(3))*STDEV([.B15:.D15]))" office:value-type="float" office:value="13.3331674074448" calcext:value-type="float">
            <text:p>13.3331674074</text:p>
          </table:table-cell>
          <table:table-cell table:formula="of:=([.G15]/[.F15])*100" office:value-type="float" office:value="1.47724451121024" calcext:value-type="float">
            <text:p>1.47724451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.5% Fehler</text:p>
          </table:table-cell>
          <table:table-cell table:formula="of:=([.B15]/100)*0.5" office:value-type="float" office:value="4.52380952380952" calcext:value-type="float">
            <text:p>4.5238095238</text:p>
          </table:table-cell>
          <table:table-cell table:formula="of:=([.C15]/100)*0.5" office:value-type="float" office:value="4.62244897959184" calcext:value-type="float">
            <text:p>4.6224489796</text:p>
          </table:table-cell>
          <table:table-cell table:formula="of:=([.D15]/100)*0.5" office:value-type="float" office:value="4.39229314420804" calcext:value-type="float">
            <text:p>4.3922931442</text:p>
          </table:table-cell>
          <table:table-cell/>
          <table:table-cell table:style-name="ce2" office:value-type="string" calcext:value-type="string">
            <text:p>902.6+/-2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Messung von Cx = Wert 1</text:p>
          </table:table-cell>
          <table:table-cell table:style-name="ce1"/>
          <table:table-cell table:style-name="ce1" office:value-type="string" calcext:value-type="string">
            <text:p>Eichgenauigkeit des variablen Widerstands R2: +/- 3.0%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C2</text:p>
          </table:table-cell>
          <table:table-cell table:formula="of:=450*10^(-9)" office:value-type="float" office:value="0.00000045" calcext:value-type="float">
            <text:p>0.00000045</text:p>
          </table:table-cell>
          <table:table-cell table:formula="of:=597*10^(-9)" office:value-type="float" office:value="0.000000597" calcext:value-type="float">
            <text:p>0.000000597</text:p>
          </table:table-cell>
          <table:table-cell table:formula="of:=992*10^(-9)" office:value-type="float" office:value="0.000000992" calcext:value-type="float">
            <text:p>0.000000992</text:p>
          </table:table-cell>
          <table:table-cell/>
          <table:table-cell office:value-type="string" calcext:value-type="string">
            <text:p>Mittelwert Rx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relativer Fehl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2" table:formula="of:=AVERAGE([.B25:.D25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3</text:p>
          </table:table-cell>
          <table:table-cell office:value-type="float" office:value="407" calcext:value-type="float">
            <text:p>407</text:p>
          </table:table-cell>
          <table:table-cell office:value-type="float" office:value="479" calcext:value-type="float">
            <text:p>479</text:p>
          </table:table-cell>
          <table:table-cell office:value-type="float" office:value="603" calcext:value-type="float">
            <text:p>6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4</text:p>
          </table:table-cell>
          <table:table-cell office:value-type="float" office:value="593" calcext:value-type="float">
            <text:p>593</text:p>
          </table:table-cell>
          <table:table-cell office:value-type="float" office:value="521" calcext:value-type="float">
            <text:p>521</text:p>
          </table:table-cell>
          <table:table-cell office:value-type="float" office:value="397" calcext:value-type="float">
            <text:p>397</text:p>
          </table:table-cell>
          <table:table-cell table:number-columns-repeated="1020"/>
        </table:table-row>
        <table:table-row table:style-name="ro1">
          <table:table-cell table:number-columns-repeated="5"/>
          <table:table-cell office:value-type="string" calcext:value-type="string">
            <text:p>Mitttelwert Cx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relativer Fehl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x=R2*(R3/R4)</text:p>
          </table:table-cell>
          <table:table-cell table:formula="of:=[.B21]*([.B22]/[.B23])" office:value-type="float" office:value="0" calcext:value-type="float">
            <text:p>0</text:p>
          </table:table-cell>
          <table:table-cell table:formula="of:=[.C21]*([.C22]/[.C23])" office:value-type="float" office:value="0" calcext:value-type="float">
            <text:p>0</text:p>
          </table:table-cell>
          <table:table-cell table:formula="of:=[.D21]*([.D22]/[.D23])" office:value-type="float" office:value="0" calcext:value-type="float">
            <text:p>0</text:p>
          </table:table-cell>
          <table:table-cell/>
          <table:table-cell table:formula="of:=AVERAGE([.B26:.D26])" office:value-type="float" office:value="0.000000652701818445407" calcext:value-type="float">
            <text:p>6.52701818445407E-007</text:p>
          </table:table-cell>
          <table:table-cell table:formula="of:=(1/SQRT(3))*STDEV([.B26:.D26])" office:value-type="float" office:value="0.00000000183125194347043" calcext:value-type="float">
            <text:p>1.83125194347043E-009</text:p>
          </table:table-cell>
          <table:table-cell table:formula="of:=([.G25]/[.F25])*100" office:value-type="float" office:value="0.280564860050806" calcext:value-type="float">
            <text:p>0.28056486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x=C2*(R4/R3)</text:p>
          </table:table-cell>
          <table:table-cell table:formula="of:=[.B20]*([.B23]/[.B22])" office:value-type="float" office:value="0.000000655651105651106" calcext:value-type="float">
            <text:p>6.55651105651106E-007</text:p>
          </table:table-cell>
          <table:table-cell table:formula="of:=[.C20]*([.C23]/[.C22])" office:value-type="float" office:value="0.000000649346555323591" calcext:value-type="float">
            <text:p>6.49346555323591E-007</text:p>
          </table:table-cell>
          <table:table-cell table:formula="of:=[.D20]*([.D23]/[.D22])" office:value-type="float" office:value="0.000000653107794361526" calcext:value-type="float">
            <text:p>6.53107794361526E-007</text:p>
          </table:table-cell>
          <table:table-cell/>
          <table:table-cell table:style-name="ce2" office:value-type="string" calcext:value-type="string">
            <text:p>(6.527+/-0.019)e-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5% Fehler bei R4/R3, 3% Fehler bei R2</text:p>
          </table:table-cell>
          <table:table-cell table:formula="of:=([.B26]/100)*0.5" office:value-type="float" office:value="0.00000000327825552825553" calcext:value-type="float">
            <text:p>3.27825552825553E-009</text:p>
          </table:table-cell>
          <table:table-cell table:formula="of:=([.C26]/100)*0.5" office:value-type="float" office:value="0.00000000324673277661795" calcext:value-type="float">
            <text:p>3.24673277661795E-009</text:p>
          </table:table-cell>
          <table:table-cell table:formula="of:=([.D26]/100)*0.5" office:value-type="float" office:value="0.00000000326553897180763" calcext:value-type="float">
            <text:p>3.26553897180763E-009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Messung von Cx = Wert 6</text:p>
          </table:table-cell>
          <table:table-cell table:style-name="ce1"/>
          <table:table-cell table:style-name="ce1" office:value-type="string" calcext:value-type="string">
            <text:p>Eichgenauigkeit des variablen Widerstands R2: +/- 3.0%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C2</text:p>
          </table:table-cell>
          <table:table-cell table:formula="of:=450*10^(-9)" office:value-type="float" office:value="0.00000045" calcext:value-type="float">
            <text:p>0.00000045</text:p>
          </table:table-cell>
          <table:table-cell table:formula="of:=597*10^(-9)" office:value-type="float" office:value="0.000000597" calcext:value-type="float">
            <text:p>0.000000597</text:p>
          </table:table-cell>
          <table:table-cell table:formula="of:=992*10^(-9)" office:value-type="float" office:value="0.000000992" calcext:value-type="float">
            <text:p>0.000000992</text:p>
          </table:table-cell>
          <table:table-cell/>
          <table:table-cell office:value-type="string" calcext:value-type="string">
            <text:p>Mittelwert Rx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relativer Fehl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2" table:formula="of:=AVERAGE([.B35:.D35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3</text:p>
          </table:table-cell>
          <table:table-cell office:value-type="float" office:value="114" calcext:value-type="float">
            <text:p>114</text:p>
          </table:table-cell>
          <table:table-cell office:value-type="float" office:value="146" calcext:value-type="float">
            <text:p>146</text:p>
          </table:table-cell>
          <table:table-cell office:value-type="float" office:value="220" calcext:value-type="float">
            <text:p>2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4</text:p>
          </table:table-cell>
          <table:table-cell office:value-type="float" office:value="886" calcext:value-type="float">
            <text:p>886</text:p>
          </table:table-cell>
          <table:table-cell office:value-type="float" office:value="854" calcext:value-type="float">
            <text:p>854</text:p>
          </table:table-cell>
          <table:table-cell office:value-type="float" office:value="780" calcext:value-type="float">
            <text:p>780</text:p>
          </table:table-cell>
          <table:table-cell table:number-columns-repeated="1020"/>
        </table:table-row>
        <table:table-row table:style-name="ro1">
          <table:table-cell table:number-columns-repeated="5"/>
          <table:table-cell office:value-type="string" calcext:value-type="string">
            <text:p>Mitttelwert Cx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relativer Fehl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x=R2*(R3/R4)</text:p>
          </table:table-cell>
          <table:table-cell table:formula="of:=[.B31]*([.B32]/[.B33])" office:value-type="float" office:value="0" calcext:value-type="float">
            <text:p>0</text:p>
          </table:table-cell>
          <table:table-cell table:formula="of:=[.C31]*([.C32]/[.C33])" office:value-type="float" office:value="0" calcext:value-type="float">
            <text:p>0</text:p>
          </table:table-cell>
          <table:table-cell table:formula="of:=[.D31]*([.D32]/[.D33])" office:value-type="float" office:value="0" calcext:value-type="float">
            <text:p>0</text:p>
          </table:table-cell>
          <table:table-cell/>
          <table:table-cell table:formula="of:=AVERAGE([.B36:.D36])" office:value-type="float" office:value="0.00000350216680867798" calcext:value-type="float">
            <text:p>3.50216680867798E-006</text:p>
          </table:table-cell>
          <table:table-cell table:formula="of:=(1/SQRT(3))*STDEV([.B36:.D36])" office:value-type="float" office:value="0.00000000761887301808944" calcext:value-type="float">
            <text:p>7.61887301808944E-009</text:p>
          </table:table-cell>
          <table:table-cell table:formula="of:=([.G35]/[.F35])*100" office:value-type="float" office:value="0.217547405200995" calcext:value-type="float">
            <text:p>0.21754740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x=C2*(R4/R3)</text:p>
          </table:table-cell>
          <table:table-cell table:formula="of:=[.B30]*([.B33]/[.B32])" office:value-type="float" office:value="0.00000349736842105263" calcext:value-type="float">
            <text:p>3.49736842105263E-006</text:p>
          </table:table-cell>
          <table:table-cell table:formula="of:=[.C30]*([.C33]/[.C32])" office:value-type="float" office:value="0.00000349204109589041" calcext:value-type="float">
            <text:p>0.000003492</text:p>
          </table:table-cell>
          <table:table-cell table:formula="of:=[.D30]*([.D33]/[.D32])" office:value-type="float" office:value="0.00000351709090909091" calcext:value-type="float">
            <text:p>3.51709090909091E-006</text:p>
          </table:table-cell>
          <table:table-cell/>
          <table:table-cell table:style-name="ce2" office:value-type="string" calcext:value-type="string">
            <text:p>(3.502+/-0.010)e-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5% Fehler bei R4/R3, 3% Fehler bei R2</text:p>
          </table:table-cell>
          <table:table-cell table:formula="of:=([.B36]/100)*0.5" office:value-type="float" office:value="0.0000000174868421052632" calcext:value-type="float">
            <text:p>1.74868421052632E-008</text:p>
          </table:table-cell>
          <table:table-cell table:formula="of:=([.C36]/100)*0.5" office:value-type="float" office:value="0.0000000174602054794521" calcext:value-type="float">
            <text:p>1.74602054794521E-008</text:p>
          </table:table-cell>
          <table:table-cell table:formula="of:=([.D36]/100)*0.5" office:value-type="float" office:value="0.0000000175854545454545" calcext:value-type="float">
            <text:p>1.75854545454545E-008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Messung von Cx,Rx = Wert 8 (verlustbehafteter Kondensator)</text:p>
          </table:table-cell>
          <table:table-cell table:style-name="ce1" table:number-columns-repeated="1023"/>
        </table:table-row>
        <table:table-row table:style-name="ro1">
          <table:table-cell office:value-type="string" calcext:value-type="string">
            <text:p>C2</text:p>
          </table:table-cell>
          <table:table-cell table:formula="of:=450*10^(-9)" office:value-type="float" office:value="0.00000045" calcext:value-type="float">
            <text:p>0.00000045</text:p>
          </table:table-cell>
          <table:table-cell table:formula="of:=597*10^(-9)" office:value-type="float" office:value="0.000000597" calcext:value-type="float">
            <text:p>0.000000597</text:p>
          </table:table-cell>
          <table:table-cell table:formula="of:=992*10^(-9)" office:value-type="float" office:value="0.000000992" calcext:value-type="float">
            <text:p>0.000000992</text:p>
          </table:table-cell>
          <table:table-cell/>
          <table:table-cell office:value-type="string" calcext:value-type="string">
            <text:p>Mittelwert Rx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relativer Fehl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2</text:p>
          </table:table-cell>
          <table:table-cell office:value-type="float" office:value="940" calcext:value-type="float">
            <text:p>940</text:p>
          </table:table-cell>
          <table:table-cell office:value-type="float" office:value="910" calcext:value-type="float">
            <text:p>910</text:p>
          </table:table-cell>
          <table:table-cell office:value-type="float" office:value="990" calcext:value-type="float">
            <text:p>990</text:p>
          </table:table-cell>
          <table:table-cell/>
          <table:table-cell table:formula="of:=AVERAGE([.B45:.D45])" office:value-type="float" office:value="593.08429118774" calcext:value-type="float">
            <text:p>593.0842911877</text:p>
          </table:table-cell>
          <table:table-cell table:formula="of:=(1/SQRT(3))*STDEV([.B45:.D45])" office:value-type="float" office:value="4.45046848309419" calcext:value-type="float">
            <text:p>4.4504684831</text:p>
          </table:table-cell>
          <table:table-cell table:formula="of:=([.G41]/[.F41])*100" office:value-type="float" office:value="0.750393923632923" calcext:value-type="float">
            <text:p>0.750393923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3</text:p>
          </table:table-cell>
          <table:table-cell office:value-type="float" office:value="389" calcext:value-type="float">
            <text:p>389</text:p>
          </table:table-cell>
          <table:table-cell office:value-type="float" office:value="391" calcext:value-type="float">
            <text:p>391</text:p>
          </table:table-cell>
          <table:table-cell office:value-type="float" office:value="376" calcext:value-type="float">
            <text:p>376</text:p>
          </table:table-cell>
          <table:table-cell/>
          <table:table-cell table:style-name="ce2" office:value-type="string" calcext:value-type="string">
            <text:p>593.1+/-10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4</text:p>
          </table:table-cell>
          <table:table-cell office:value-type="float" office:value="611" calcext:value-type="float">
            <text:p>611</text:p>
          </table:table-cell>
          <table:table-cell office:value-type="float" office:value="609" calcext:value-type="float">
            <text:p>609</text:p>
          </table:table-cell>
          <table:table-cell office:value-type="float" office:value="624" calcext:value-type="float">
            <text:p>624</text:p>
          </table:table-cell>
          <table:table-cell table:number-columns-repeated="1020"/>
        </table:table-row>
        <table:table-row table:style-name="ro1">
          <table:table-cell table:number-columns-repeated="5"/>
          <table:table-cell office:value-type="string" calcext:value-type="string">
            <text:p>Mitttelwert Cx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relativer Fehl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x=R2*(R3/R4)</text:p>
          </table:table-cell>
          <table:table-cell table:formula="of:=[.B41]*([.B42]/[.B43])" office:value-type="float" office:value="598.461538461538" calcext:value-type="float">
            <text:p>598.4615384615</text:p>
          </table:table-cell>
          <table:table-cell table:formula="of:=[.C41]*([.C42]/[.C43])" office:value-type="float" office:value="584.252873563218" calcext:value-type="float">
            <text:p>584.2528735632</text:p>
          </table:table-cell>
          <table:table-cell table:formula="of:=[.D41]*([.D42]/[.D43])" office:value-type="float" office:value="596.538461538462" calcext:value-type="float">
            <text:p>596.5384615385</text:p>
          </table:table-cell>
          <table:table-cell/>
          <table:table-cell table:formula="of:=AVERAGE([.B46:.D46])" office:value-type="float" office:value="0.00000109432147720697" calcext:value-type="float">
            <text:p>1.09432147720697E-006</text:p>
          </table:table-cell>
          <table:table-cell table:formula="of:=(1/SQRT(3))*STDEV([.B46:.D46])" office:value-type="float" office:value="0.000000283399232953393" calcext:value-type="float">
            <text:p>2.83399232953393E-007</text:p>
          </table:table-cell>
          <table:table-cell table:formula="of:=([.G45]/[.F45])*100" office:value-type="float" office:value="25.8972558664126" calcext:value-type="float">
            <text:p>25.897255866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x=C2*(R4/R3)</text:p>
          </table:table-cell>
          <table:table-cell table:formula="of:=[.B40]*([.B43]/[.B42])" office:value-type="float" office:value="0.00000070681233933162" calcext:value-type="float">
            <text:p>7.0681233933162E-007</text:p>
          </table:table-cell>
          <table:table-cell table:formula="of:=[.C40]*([.C43]/[.C42])" office:value-type="float" office:value="0.000000929854219948849" calcext:value-type="float">
            <text:p>9.29854219948849E-007</text:p>
          </table:table-cell>
          <table:table-cell table:formula="of:=[.D40]*([.D43]/[.D42])" office:value-type="float" office:value="0.00000164629787234043" calcext:value-type="float">
            <text:p>1.64629787234043E-006</text:p>
          </table:table-cell>
          <table:table-cell/>
          <table:table-cell table:style-name="ce2" office:value-type="string" calcext:value-type="string">
            <text:p>(1.0943+/-0.0034)e-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ehler R4/R3: 0.5% - diese Zeile gilt nur für Cx</text:p>
          </table:table-cell>
          <table:table-cell table:formula="of:=([.B46]/100)*0.5" office:value-type="float" office:value="0.0000000035340616966581" calcext:value-type="float">
            <text:p>3.5340616966581E-009</text:p>
          </table:table-cell>
          <table:table-cell table:formula="of:=([.C46]/100)*0.5" office:value-type="float" office:value="0.00000000464927109974425" calcext:value-type="float">
            <text:p>4.64927109974425E-009</text:p>
          </table:table-cell>
          <table:table-cell table:formula="of:=([.D46]/100)*0.5" office:value-type="float" office:value="0.00000000823148936170213" calcext:value-type="float">
            <text:p>8.23148936170213E-009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Messung von Lx,Rx = Wert 19 (verlustbehaftete Spule)</text:p>
          </table:table-cell>
          <table:table-cell table:style-name="ce1" table:number-columns-repeated="1023"/>
        </table:table-row>
        <table:table-row table:style-name="ro1">
          <table:table-cell office:value-type="string" calcext:value-type="string">
            <text:p>L2</text:p>
          </table:table-cell>
          <table:table-cell table:formula="of:=14.6*10^(-3)" office:value-type="float" office:value="0.0146" calcext:value-type="float">
            <text:p>0.0146</text:p>
          </table:table-cell>
          <table:table-cell table:formula="of:=20.1*10^(-3)" office:value-type="float" office:value="0.0201" calcext:value-type="float">
            <text:p>0.0201</text:p>
          </table:table-cell>
          <table:table-cell table:number-columns-repeated="2"/>
          <table:table-cell office:value-type="string" calcext:value-type="string">
            <text:p>Mittelwert Rx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relativer Fehl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2</text:p>
          </table:table-cell>
          <table:table-cell office:value-type="float" office:value="66" calcext:value-type="float">
            <text:p>66</text:p>
          </table:table-cell>
          <table:table-cell office:value-type="float" office:value="78" calcext:value-type="float">
            <text:p>78</text:p>
          </table:table-cell>
          <table:table-cell table:number-columns-repeated="2"/>
          <table:table-cell table:formula="of:=AVERAGE([.B55:.C55])" office:value-type="float" office:value="113.299295774648" calcext:value-type="float">
            <text:p>113.2992957746</text:p>
          </table:table-cell>
          <table:table-cell table:formula="of:=(1/SQRT(2))*STDEV([.B55:.C55])" office:value-type="float" office:value="8.20070422535212" calcext:value-type="float">
            <text:p>8.2007042254</text:p>
          </table:table-cell>
          <table:table-cell table:formula="of:=([.G51]/[.F51])*100" office:value-type="float" office:value="7.23808931845729" calcext:value-type="float">
            <text:p>7.238089318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3</text:p>
          </table:table-cell>
          <table:table-cell office:value-type="float" office:value="648" calcext:value-type="float">
            <text:p>648</text:p>
          </table:table-cell>
          <table:table-cell office:value-type="float" office:value="574" calcext:value-type="float">
            <text:p>574</text:p>
          </table:table-cell>
          <table:table-cell table:number-columns-repeated="2"/>
          <table:table-cell table:style-name="ce2" office:value-type="string" calcext:value-type="string">
            <text:p>113.3+/-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4</text:p>
          </table:table-cell>
          <table:table-cell office:value-type="float" office:value="352" calcext:value-type="float">
            <text:p>352</text:p>
          </table:table-cell>
          <table:table-cell office:value-type="float" office:value="426" calcext:value-type="float">
            <text:p>426</text:p>
          </table:table-cell>
          <table:table-cell table:number-columns-repeated="1021"/>
        </table:table-row>
        <table:table-row table:style-name="ro1">
          <table:table-cell table:number-columns-repeated="5"/>
          <table:table-cell office:value-type="string" calcext:value-type="string">
            <text:p>Mitttelwert Lx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relativer Fehl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x=R2*(R3/R4)</text:p>
          </table:table-cell>
          <table:table-cell table:formula="of:=[.B51]*([.B52]/[.B53])" office:value-type="float" office:value="121.5" calcext:value-type="float">
            <text:p>121.5</text:p>
          </table:table-cell>
          <table:table-cell table:formula="of:=[.C51]*([.C52]/[.C53])" office:value-type="float" office:value="105.098591549296" calcext:value-type="float">
            <text:p>105.0985915493</text:p>
          </table:table-cell>
          <table:table-cell table:number-columns-repeated="2"/>
          <table:table-cell table:formula="of:=AVERAGE([.B56:.C56])" office:value-type="float" office:value="0.026980185659411" calcext:value-type="float">
            <text:p>0.0269801857</text:p>
          </table:table-cell>
          <table:table-cell table:formula="of:=(1/SQRT(2))*STDEV([.B56:.D56])" office:value-type="float" office:value="0.000102912932138287" calcext:value-type="float">
            <text:p>0.0001029129</text:p>
          </table:table-cell>
          <table:table-cell table:formula="of:=([.G55]/[.F55])*100" office:value-type="float" office:value="0.381438932398115" calcext:value-type="float">
            <text:p>0.3814389324</text:p>
          </table:table-cell>
          <table:table-cell table:number-columns-repeated="2"/>
          <table:table-cell table:formula="of:=([.F55]+[.F65])/2" office:value-type="float" office:value="0.0272188848297055" calcext:value-type="float">
            <text:p>0.027218884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x=L2*(R3/R4)</text:p>
          </table:table-cell>
          <table:table-cell table:formula="of:=[.B50]*([.B52]/[.B53])" office:value-type="float" office:value="0.0268772727272727" calcext:value-type="float">
            <text:p>0.0268772727</text:p>
          </table:table-cell>
          <table:table-cell table:formula="of:=[.C50]*([.C52]/[.C53])" office:value-type="float" office:value="0.0270830985915493" calcext:value-type="float">
            <text:p>0.0270830986</text:p>
          </table:table-cell>
          <table:table-cell/>
          <table:table-cell table:style-name="ce4"/>
          <table:table-cell table:style-name="ce2" office:value-type="string" calcext:value-type="string">
            <text:p>0.02698+/-0.00010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Messung von Lx,Rx = Wert 19 (verlustbehaftete Spule) – Maxwell-Brücke - </text:p>
          </table:table-cell>
          <table:table-cell table:style-name="ce1" table:number-columns-repeated="4"/>
          <table:table-cell table:style-name="ce1" office:value-type="string" calcext:value-type="string">
            <text:p>Toleranz von R3 und R4: +/-3.0%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C4</text:p>
          </table:table-cell>
          <table:table-cell table:formula="of:=399*10^(-9)" office:value-type="float" office:value="0.000000399" calcext:value-type="float">
            <text:p>0.000000399</text:p>
          </table:table-cell>
          <table:table-cell table:formula="of:=399*10^(-9)" office:value-type="float" office:value="0.000000399" calcext:value-type="float">
            <text:p>0.000000399</text:p>
          </table:table-cell>
          <table:table-cell table:formula="of:=399*10^(-9)" office:value-type="float" office:value="0.000000399" calcext:value-type="float">
            <text:p>0.000000399</text:p>
          </table:table-cell>
          <table:table-cell/>
          <table:table-cell office:value-type="string" calcext:value-type="string">
            <text:p>Mittelwert Rx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relativer Fehl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2</text:p>
          </table:table-cell>
          <table:table-cell office:value-type="float" office:value="1000" calcext:value-type="float">
            <text:p>1000</text:p>
          </table:table-cell>
          <table:table-cell office:value-type="float" office:value="332" calcext:value-type="float">
            <text:p>332</text:p>
          </table:table-cell>
          <table:table-cell office:value-type="float" office:value="664" calcext:value-type="float">
            <text:p>664</text:p>
          </table:table-cell>
          <table:table-cell/>
          <table:table-cell table:formula="of:=AVERAGE([.B65:.D65])" office:value-type="float" office:value="107.805316261651" calcext:value-type="float">
            <text:p>107.8053162617</text:p>
          </table:table-cell>
          <table:table-cell table:formula="of:=(1/SQRT(3))*STDEV([.B65:.D65])" office:value-type="float" office:value="0.154271243575827" calcext:value-type="float">
            <text:p>0.1542712436</text:p>
          </table:table-cell>
          <table:table-cell table:formula="of:=([.G61]/[.F61])*100" office:value-type="float" office:value="0.143101703075014" calcext:value-type="float">
            <text:p>0.143101703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3</text:p>
          </table:table-cell>
          <table:table-cell office:value-type="float" office:value="69" calcext:value-type="float">
            <text:p>69</text:p>
          </table:table-cell>
          <table:table-cell office:value-type="float" office:value="206" calcext:value-type="float">
            <text:p>206</text:p>
          </table:table-cell>
          <table:table-cell office:value-type="float" office:value="104" calcext:value-type="float">
            <text:p>104</text:p>
          </table:table-cell>
          <table:table-cell/>
          <table:table-cell table:style-name="ce2" office:value-type="string" calcext:value-type="string">
            <text:p>107.8+/-3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4</text:p>
          </table:table-cell>
          <table:table-cell office:value-type="float" office:value="640" calcext:value-type="float">
            <text:p>640</text:p>
          </table:table-cell>
          <table:table-cell office:value-type="float" office:value="636" calcext:value-type="float">
            <text:p>636</text:p>
          </table:table-cell>
          <table:table-cell office:value-type="float" office:value="639" calcext:value-type="float">
            <text:p>639</text:p>
          </table:table-cell>
          <table:table-cell table:number-columns-repeated="1020"/>
        </table:table-row>
        <table:table-row table:style-name="ro1">
          <table:table-cell table:number-columns-repeated="5"/>
          <table:table-cell office:value-type="string" calcext:value-type="string">
            <text:p>Mitttelwert Lx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relativer Fehl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x=R2*(R3/R4)</text:p>
          </table:table-cell>
          <table:table-cell table:formula="of:=[.B61]*([.B62]/[.B63])" office:value-type="float" office:value="107.8125" calcext:value-type="float">
            <text:p>107.8125</text:p>
          </table:table-cell>
          <table:table-cell table:formula="of:=[.C61]*([.C62]/[.C63])" office:value-type="float" office:value="107.534591194969" calcext:value-type="float">
            <text:p>107.534591195</text:p>
          </table:table-cell>
          <table:table-cell table:formula="of:=[.D61]*([.D62]/[.D63])" office:value-type="float" office:value="108.068857589984" calcext:value-type="float">
            <text:p>108.06885759</text:p>
          </table:table-cell>
          <table:table-cell/>
          <table:table-cell table:formula="of:=AVERAGE([.B66:.D66])" office:value-type="float" office:value="0.027457584" calcext:value-type="float">
            <text:p>0.027457584</text:p>
          </table:table-cell>
          <table:table-cell table:formula="of:=(1/SQRT(3))*STDEV([.B66:.D66])" office:value-type="float" office:value="0.0000848335680730217" calcext:value-type="float">
            <text:p>8.48335680730217E-005</text:p>
          </table:table-cell>
          <table:table-cell table:formula="of:=([.G65]/[.F65])*100" office:value-type="float" office:value="0.308962245451099" calcext:value-type="float">
            <text:p>0.308962245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x=R2*R3*C4</text:p>
          </table:table-cell>
          <table:table-cell table:formula="of:=[.B61]*[.B62]*[.B60]" office:value-type="float" office:value="0.027531" calcext:value-type="float">
            <text:p>0.027531</text:p>
          </table:table-cell>
          <table:table-cell table:formula="of:=[.C61]*[.C62]*[.C60]" office:value-type="float" office:value="0.027288408" calcext:value-type="float">
            <text:p>0.027288408</text:p>
          </table:table-cell>
          <table:table-cell table:formula="of:=[.D61]*[.D62]*[.D60]" office:value-type="float" office:value="0.027553344" calcext:value-type="float">
            <text:p>0.027553344</text:p>
          </table:table-cell>
          <table:table-cell/>
          <table:table-cell table:style-name="ce2" office:value-type="string" calcext:value-type="string">
            <text:p>0.0275+/-0.0007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Wien-Robinson-Brücke</text:p>
          </table:table-cell>
          <table:table-cell table:style-name="ce1"/>
          <table:table-cell table:style-name="ce1" office:value-type="string" calcext:value-type="string">
            <text:p>Frequenz +/- 1.5% vom Skalenwert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Frequenz v / Hz</text:p>
          </table:table-cell>
          <table:table-cell office:value-type="string" calcext:value-type="string">
            <text:p>Ubr(v) / V</text:p>
          </table:table-cell>
          <table:table-cell office:value-type="string" calcext:value-type="string">
            <text:p>Us(v) / V</text:p>
          </table:table-cell>
          <table:table-cell office:value-type="string" calcext:value-type="string">
            <text:p>relative Abweichung vom Mittelwert</text:p>
          </table:table-cell>
          <table:table-cell/>
          <table:table-cell table:style-name="ce4" office:value-type="string" calcext:value-type="string">
            <text:p>R' = 332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.38" calcext:value-type="float">
            <text:p>2.38</text:p>
          </table:table-cell>
          <table:table-cell office:value-type="float" office:value="7.44" calcext:value-type="float">
            <text:p>7.44</text:p>
          </table:table-cell>
          <table:table-cell table:style-name="ce3" office:value-type="percentage" office:value="0.072" calcext:value-type="percentage">
            <text:p>7.20%</text:p>
          </table:table-cell>
          <table:table-cell/>
          <table:table-cell office:value-type="string" calcext:value-type="string">
            <text:p>C = Wert 1 = 6.527*10^(-7) </text:p>
          </table:table-cell>
          <table:table-cell table:number-columns-repeated="101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.22" calcext:value-type="float">
            <text:p>2.22</text:p>
          </table:table-cell>
          <table:table-cell table:number-columns-repeated="3"/>
          <table:table-cell office:value-type="string" calcext:value-type="string">
            <text:p>R = 1000</text:p>
          </table:table-cell>
          <table:table-cell table:number-columns-repeated="101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.94" calcext:value-type="float">
            <text:p>1.94</text:p>
          </table:table-cell>
          <table:table-cell table:number-columns-repeated="102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.62" calcext:value-type="float">
            <text:p>1.62</text:p>
          </table:table-cell>
          <table:table-cell table:number-columns-repeated="3"/>
          <table:table-cell office:value-type="string" calcext:value-type="string">
            <text:p>Mittelwert Us</text:p>
          </table:table-cell>
          <table:table-cell table:number-columns-repeated="101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3" calcext:value-type="float">
            <text:p>1.3</text:p>
          </table:table-cell>
          <table:table-cell table:number-columns-repeated="3"/>
          <table:table-cell table:formula="of:=AVERAGE([.C71];[.C82];[.C91];[.C96])" office:value-type="float" office:value="6.94" calcext:value-type="float">
            <text:p>6.94</text:p>
          </table:table-cell>
          <table:table-cell table:number-columns-repeated="1018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7" calcext:value-type="float">
            <text:p>0.7</text:p>
          </table:table-cell>
          <table:table-cell table:number-columns-repeated="3"/>
          <table:table-cell table:style-name="ce4"/>
          <table:table-cell table:number-columns-repeated="1018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44" calcext:value-type="float">
            <text:p>0.44</text:p>
          </table:table-cell>
          <table:table-cell table:number-columns-repeated="102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3" calcext:value-type="float">
            <text:p>0.3</text:p>
          </table:table-cell>
          <table:table-cell table:number-columns-repeated="1022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2" calcext:value-type="float">
            <text:p>0.2</text:p>
          </table:table-cell>
          <table:table-cell table:number-columns-repeated="1022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14" calcext:value-type="float">
            <text:p>0.14</text:p>
          </table:table-cell>
          <table:table-cell table:number-columns-repeated="1022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8" calcext:value-type="float">
            <text:p>0.08</text:p>
          </table:table-cell>
          <table:table-cell table:number-columns-repeated="1022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02" calcext:value-type="float">
            <text:p>0.02</text:p>
          </table:table-cell>
          <table:table-cell office:value-type="float" office:value="7.12" calcext:value-type="float">
            <text:p>7.12</text:p>
          </table:table-cell>
          <table:table-cell table:style-name="ce3" office:value-type="percentage" office:value="0.0259" calcext:value-type="percentage">
            <text:p>2.59%</text:p>
          </table:table-cell>
          <table:table-cell table:number-columns-repeated="1020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8" calcext:value-type="float">
            <text:p>0.08</text:p>
          </table:table-cell>
          <table:table-cell table:number-columns-repeated="1022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15" calcext:value-type="float">
            <text:p>0.15</text:p>
          </table:table-cell>
          <table:table-cell table:number-columns-repeated="1022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16" calcext:value-type="float">
            <text:p>0.16</text:p>
          </table:table-cell>
          <table:table-cell table:number-columns-repeated="102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36" calcext:value-type="float">
            <text:p>0.36</text:p>
          </table:table-cell>
          <table:table-cell table:number-columns-repeated="1022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.58" calcext:value-type="float">
            <text:p>0.58</text:p>
          </table:table-cell>
          <table:table-cell table:number-columns-repeated="102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8" calcext:value-type="float">
            <text:p>0.8</text:p>
          </table:table-cell>
          <table:table-cell table:number-columns-repeated="102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.11" calcext:value-type="float">
            <text:p>1.11</text:p>
          </table:table-cell>
          <table:table-cell table:number-columns-repeated="102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.92" calcext:value-type="float">
            <text:p>1.92</text:p>
          </table:table-cell>
          <table:table-cell table:number-columns-repeated="102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.16" calcext:value-type="float">
            <text:p>2.16</text:p>
          </table:table-cell>
          <table:table-cell office:value-type="float" office:value="6.8" calcext:value-type="float">
            <text:p>6.8</text:p>
          </table:table-cell>
          <table:table-cell table:style-name="ce3" office:value-type="percentage" office:value="0.0202" calcext:value-type="percentage">
            <text:p>2.02%</text:p>
          </table:table-cell>
          <table:table-cell table:number-columns-repeated="102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2.24" calcext:value-type="float">
            <text:p>2.24</text:p>
          </table:table-cell>
          <table:table-cell table:number-columns-repeated="1022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.16" calcext:value-type="float">
            <text:p>2.16</text:p>
          </table:table-cell>
          <table:table-cell table:number-columns-repeated="1022"/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2.16" calcext:value-type="float">
            <text:p>2.16</text:p>
          </table:table-cell>
          <table:table-cell table:number-columns-repeated="1022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.16" calcext:value-type="float">
            <text:p>2.16</text:p>
          </table:table-cell>
          <table:table-cell table:number-columns-repeated="1022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2.08" calcext:value-type="float">
            <text:p>2.08</text:p>
          </table:table-cell>
          <table:table-cell office:value-type="float" office:value="6.4" calcext:value-type="float">
            <text:p>6.4</text:p>
          </table:table-cell>
          <table:table-cell table:style-name="ce3" office:value-type="percentage" office:value="0.0778" calcext:value-type="percentage">
            <text:p>7.78%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>
            <text:p>Klirrfaktormessung</text:p>
          </table:table-cell>
          <table:table-cell table:style-name="ce1" table:number-columns-repeated="1023"/>
        </table:table-row>
        <table:table-row table:style-name="ro1">
          <table:table-cell office:value-type="string" calcext:value-type="string">
            <text:p><text:s/>v0 = 240 Hz</text:p>
          </table:table-cell>
          <table:table-cell office:value-type="string" calcext:value-type="string">
            <text:p>Us(v=240) = 7.12 +/- 0.1068 V</text:p>
          </table:table-cell>
          <table:table-cell table:number-columns-repeated="2"/>
          <table:table-cell office:value-type="string" calcext:value-type="string">
            <text:p>f(2)=sqrt(1/45)</text:p>
          </table:table-cell>
          <table:table-cell/>
          <table:table-cell office:value-type="string" calcext:value-type="string">
            <text:p>U2=Ub(240)/f(2)=0.02/sqrt(1/45)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.12" calcext:value-type="float">
            <text:p>7.12</text:p>
          </table:table-cell>
          <table:table-cell table:number-columns-repeated="2"/>
          <table:table-cell table:formula="of:=SQRT(1/45)" office:value-type="float" office:value="0.149071198499986" calcext:value-type="float">
            <text:p>0.1490711985</text:p>
          </table:table-cell>
          <table:table-cell/>
          <table:table-cell office:value-type="float" office:value="0.134" calcext:value-type="float">
            <text:p>0.1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=U2/U1 = Us/Us(v=240)</text:p>
          </table:table-cell>
          <table:table-cell table:number-columns-repeated="1023"/>
        </table:table-row>
        <table:table-row table:style-name="ro1">
          <table:table-cell table:style-name="ce2" table:formula="of:=[.G102]/[.B102]" office:value-type="float" office:value="0.0188202247191011" calcext:value-type="float">
            <text:p>0.0188202247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9">00/00/0000</text:date>, <text:time style:data-style-name="N2" text:time-value="16:51:40.4539766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nika </meta:initial-creator>
    <meta:creation-date>2015-11-24T16:47:27.771913184</meta:creation-date>
    <dc:date>2015-11-29T19:37:43.219847850</dc:date>
    <dc:creator>Annika </dc:creator>
    <meta:editing-duration>PT8H49M6S</meta:editing-duration>
    <meta:editing-cycles>39</meta:editing-cycles>
    <meta:generator>LibreOffice/4.4.3.2$Linux_X86_64 LibreOffice_project/40m0$Build-2</meta:generator>
    <meta:document-statistic meta:table-count="1" meta:cell-count="342" meta:object-count="0"/>
  </office:meta>
</office:document-meta>
</file>